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ngertian array</text:p>
          </draw:text-box>
        </draw:frame>
        <draw:frame presentation:style-name="pr2" draw:layer="layout" svg:width="25.016cm" svg:height="9.134cm" svg:x="1.4cm" svg:y="3.8cm" presentation:class="outline" presentation:user-transformed="true">
          <draw:text-box>
            <text:list text:style-name="L2">
              <text:list-item>
                <text:p>Wadah, tipenya :</text:p>
                <text:list>
                  <text:list-item>
                    <text:p>Index</text:p>
                  </text:list-item>
                  <text:list-item>
                    <text:p>Asosiatif</text:p>
                  </text:list-item>
                  <text:list-item>
                    <text:p>multidimensi</text:p>
                  </text:list-item>
                </text:list>
              </text:list-item>
              <text:list-item>
                <text:p>Bagaimana implementasinya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perasi dan Fungsi Array</text:p>
          </draw:text-box>
        </draw:frame>
        <draw:frame presentation:style-name="pr2" draw:layer="layout" svg:width="24.508cm" svg:height="9.134cm" svg:x="1.4cm" svg:y="3.8cm" presentation:class="outline" presentation:user-transformed="true">
          <draw:text-box>
            <text:list text:style-name="L2">
              <text:list-item>
                <text:p>Deklarasi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0:25:11.452710768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30"/>
  </office:meta>
</office:document-meta>
</file>